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101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4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4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style:min-row-height="0.711cm"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style:min-row-height="0.466cm"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092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Address_20_Cover">
      <style:text-properties fo:font-size="6pt" style:font-size-asian="5.25pt" style:font-size-complex="6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ontact_20_Footer">
      <style:text-properties officeooo:paragraph-rsid="007a355c"/>
    </style:style>
    <style:style style:name="P6" style:family="paragraph" style:parent-style-name="Contact_20_Footer">
      <style:text-properties officeooo:paragraph-rsid="00785e98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7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8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9" style:family="paragraph" style:parent-style-name="Table_20_Contents">
      <style:paragraph-properties fo:margin-top="0.049cm" fo:margin-bottom="0.049cm" style:contextual-spacing="false" fo:text-align="end" style:justify-single-word="false"/>
      <style:text-properties officeooo:rsid="008036f6" officeooo:paragraph-rsid="008036f6"/>
    </style:style>
    <style:style style:name="P20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22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23" style:family="paragraph" style:parent-style-name="Table_20_References_20_Contents">
      <style:text-properties officeooo:rsid="0079556c" officeooo:paragraph-rsid="0079556c"/>
    </style:style>
    <style:style style:name="P24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5" style:family="paragraph" style:parent-style-name="Standard">
      <style:text-properties fo:font-size="12pt" style:font-size-asian="10.5pt" style:font-size-complex="12pt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>
      <style:text-properties officeooo:rsid="008e36d4"/>
    </style:style>
    <style:style style:name="T4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  <text:user-field-decl office:value-type="string" office:string-value="$$orderNumber$$" text:name="Order_Number"/>
        <text:user-field-decl office:value-type="string" office:string-value="$$AM1$$" text:name="AM1"/>
        <text:user-field-decl office:value-type="string" office:string-value="$$AM2$$" text:name="AM2"/>
        <text:user-field-decl office:value-type="string" office:string-value="$$AM3$$" text:name="AM3"/>
        <text:user-field-decl office:value-type="string" office:string-value="$$AM4$$" text:name="AM4"/>
        <text:user-field-decl office:value-type="string" office:string-value="$$AM5$$" text:name="AM5"/>
        <text:user-field-decl office:value-type="string" office:string-value="$$PM1$$" text:name="PM1"/>
        <text:user-field-decl office:value-type="string" office:string-value="$$PM2$$" text:name="PM2"/>
        <text:user-field-decl office:value-type="string" office:string-value="$$PM3$$" text:name="PM3"/>
        <text:user-field-decl office:value-type="string" office:string-value="$$PM4$$" text:name="PM4"/>
        <text:user-field-decl office:value-type="string" office:string-value="$$PM5$$" text:name="PM5"/>
        <text:user-field-decl office:value-type="string" office:string-value="$$customerCompany$$" text:name="customerCompany"/>
        <text:user-field-decl office:value-type="string" office:string-value="$$customerContact$$" text:name="customerContact"/>
        <text:user-field-decl office:value-type="string" office:string-value="$$customerAddress1$$" text:name="customerAddress1"/>
        <text:user-field-decl office:value-type="string" office:string-value="$$customerAddress2$$" text:name="customerAddress2"/>
        <text:user-field-decl office:value-type="string" office:string-value="$$customerResponsible$$" text:name="customerResponsible"/>
        <text:user-field-decl office:value-type="string" office:string-value="$$customerConsultant$$" text:name="customerConsultant"/>
        <text:user-field-decl office:value-type="string" office:string-value="$$activityMonth$$" text:name="activityMonth"/>
        <text:user-field-decl office:value-type="string" office:string-value="$$activityYear$$" text:name="activityYear"/>
        <text:user-field-decl office:value-type="string" office:string-value="$$activityWeek$$" text:name="activityWeek"/>
        <text:user-field-decl office:value-type="string" office:string-value="$$activityDescription$$" text:name="activityDescription"/>
        <text:user-field-decl office:value-type="string" office:string-value="$$activityTotal$$" text:name="activityTotal"/>
        <text:user-field-decl office:value-type="string" office:string-value="$$companyAddress2$$" text:name="companyAddress2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3"><text:user-field-get text:name="customerCompany">$$customerCompany$$</text:user-field-get>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3"><text:user-field-get text:name="customerResponsible">$$customerResponsible$$</text:user-field-get>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3"><text:user-field-get text:name="customerContact">$$customerContact$$</text:user-field-get>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3"><text:user-field-get text:name="customerConsultant">$$customerConsultant$$</text:user-field-get>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3"><text:user-field-get text:name="customerAddress1">$$customerAddress1$$</text:user-field-get></text:p>
            <text:p text:style-name="P24"><text:user-field-get text:name="customerAddress2">$$customerAddress2$$</text:user-field-get>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Référence du projet</text:p>
          </table:table-cell>
          <table:table-cell table:style-name="Table6.B1" office:value-type="string">
            <text:p text:style-name="P22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20">Date du document</text:p>
          </table:table-cell>
          <table:table-cell table:style-name="Table6.D1" office:value-type="string">
            <text:p text:style-name="P21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6">Intitulé de la prestation</text:p>
          </table:table-cell>
          <table:table-cell table:style-name="Table6.B2" table:number-columns-spanned="3" office:value-type="string">
            <text:p text:style-name="P17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9">Bon de commande</text:p>
          </table:table-cell>
          <table:table-cell table:style-name="Table6.B2" table:number-columns-spanned="3" office:value-type="string">
            <text:p text:style-name="P17"><text:user-field-get text:name="Order_Number">$$orderNumber$$</text:user-field-get></text:p>
          </table:table-cell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16">Nature de la mission</text:p>
          </table:table-cell>
          <table:table-cell table:style-name="Table6.B4" table:number-columns-spanned="3" office:value-type="string">
            <text:p text:style-name="P18"><text:user-field-get text:name="activityDescription">$$activityDescription$$</text:user-field-get>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3"><text:user-field-get text:name="activityMonth">$$activityMonth$$</text:user-field-get> <text:user-field-get text:name="activityYear">$$activityYear$$</text:user-field-get> – Semaine <text:user-field-get text:name="activityWeek">$$activityWeek$$</text:user-field-get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10">Jour</text:p>
              </table:table-cell>
              <table:table-cell table:style-name="Tableau2.B1" office:value-type="string">
                <text:p text:style-name="P10">½</text:p>
              </table:table-cell>
              <table:table-cell table:style-name="Tableau2.C1" office:value-type="string">
                <text:p text:style-name="P10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9">$$day1$$</text:p>
            </table:table-cell>
            <table:table-cell table:style-name="Tableau2.B2" office:value-type="string">
              <text:p text:style-name="Standard"><text:user-field-get text:name="AM1">$$AM1$$</text:user-field-get></text:p>
            </table:table-cell>
            <table:table-cell table:style-name="Tableau2.C3" table:number-rows-spanned="2" office:value-type="string">
              <text:p text:style-name="P12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Standard"><text:user-field-get text:name="PM1">$$PM1$$</text:user-field-get></text:p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9">$$day2$$</text:p>
            </table:table-cell>
            <table:table-cell table:style-name="Tableau2.B4" office:value-type="string">
              <text:p text:style-name="Standard"><text:user-field-get text:name="AM2">$$AM2$$</text:user-field-get></text:p>
            </table:table-cell>
            <table:table-cell table:style-name="Tableau2.C5" table:number-rows-spanned="2" office:value-type="string">
              <text:p text:style-name="P12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Standard"><text:user-field-get text:name="PM2">$$PM2$$</text:user-field-get></text:p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4">$$day3$$</text:p>
            </table:table-cell>
            <table:table-cell table:style-name="Tableau2.B6" office:value-type="string">
              <text:p text:style-name="Standard"><text:user-field-get text:name="AM3">$$AM3$$</text:user-field-get></text:p>
            </table:table-cell>
            <table:table-cell table:style-name="Tableau2.C7" table:number-rows-spanned="2" office:value-type="string">
              <text:p text:style-name="P11"/>
              <text:p text:style-name="P12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Standard"><text:user-field-get text:name="PM3">$$PM3$$</text:user-field-get></text:p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4">$$day4$$</text:p>
            </table:table-cell>
            <table:table-cell table:style-name="Tableau2.B8" office:value-type="string">
              <text:p text:style-name="Standard"><text:user-field-get text:name="AM4">$$AM4$$</text:user-field-get></text:p>
            </table:table-cell>
            <table:table-cell table:style-name="Tableau2.C9" table:number-rows-spanned="2" office:value-type="string">
              <text:p text:style-name="P12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Standard"><text:user-field-get text:name="PM4">$$PM4$$</text:user-field-get></text:p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4">$$day5$$</text:p>
            </table:table-cell>
            <table:table-cell table:style-name="Tableau2.B10" office:value-type="string">
              <text:p text:style-name="Standard"><text:user-field-get text:name="AM5">$$AM5$$</text:user-field-get></text:p>
            </table:table-cell>
            <table:table-cell table:style-name="Tableau2.C11" table:number-rows-spanned="2" office:value-type="string">
              <text:p text:style-name="P12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Standard"><text:user-field-get text:name="PM5">$$PM5$$</text:user-field-get></text:p>
            </table:table-cell>
            <table:covered-table-cell/>
          </table:table-row>
        </table:table>
        <text:p text:style-name="P25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8">Total projet</text:p>
              </table:table-cell>
              <table:table-cell table:style-name="Tableau1.B1" office:value-type="string">
                <text:p text:style-name="P15"><text:user-field-get text:name="activityTotal">$$activityTotal$$</text:user-field-get></text:p>
              </table:table-cell>
            </table:table-row>
          </table:table-header-rows>
        </table:table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7">Cachet et signature du client</text:p>
              <text:p text:style-name="P7"/>
              <text:p text:style-name="P7"/>
              <text:p text:style-name="P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8.999cm" style:rel-column-width="5102*"/>
    </style:style>
    <style:style style:name="Table_5f_Cover_5f_Header.B" style:display-name="Table_Cover_Header.B" style:family="table-column">
      <style:table-column-properties style:column-width="9.003cm" style:rel-column-width="5104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Address_20_Cover">
      <style:text-properties fo:font-size="6pt" style:font-size-asian="5.25pt" style:font-size-complex="6pt"/>
    </style:style>
    <style:style style:name="MP6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<text:user-field-get text:name="companyAddress2">$$companyAddress2$$</text:user-field-get></text:p>
              <text:p text:style-name="MP5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6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23</meta:editing-cycles>
    <meta:editing-duration>PT9H18M3S</meta:editing-duration>
    <meta:initial-creator>PAYSANT</meta:initial-creator>
    <dc:date>2016-10-27T15:02:32.332367826</dc:date>
    <meta:document-statistic meta:table-count="11" meta:image-count="2" meta:object-count="0" meta:page-count="2" meta:paragraph-count="70" meta:word-count="140" meta:character-count="1222" meta:non-whitespace-character-count="1151"/>
    <meta:user-defined meta:name="Info 3"/>
    <meta:user-defined meta:name="Info 4"/>
    <meta:user-defined meta:name="License">Copyright LINAGORA</meta:user-defined>
    <meta:user-defined meta:name="Project-Code"/>
  </office:meta>
</office:document-meta>
</file>